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yala" svg:font-family="Nyala" style:font-pitch="variable"/>
    <style:font-face style:name="Andalus" svg:font-family="Andalu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Euphemia" svg:font-family="Euphem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a98" officeooo:paragraph-rsid="000eba98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 style:list-style-name="L4">
      <style:paragraph-properties fo:text-align="start" style:justify-single-word="false"/>
      <style:text-properties fo:font-weight="bold" officeooo:paragraph-rsid="00192cd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92c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90pt" fo:font-style="italic" fo:font-weight="bold" officeooo:rsid="000eba98" officeooo:paragraph-rsid="000eba98" style:font-size-asian="90pt" style:font-style-asian="italic" style:font-weight-asian="bold" style:font-size-complex="9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0eba98" style:font-size-asian="28pt" style:font-style-asian="normal" style:font-weight-asian="bold" style:font-size-complex="2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12054e" style:font-size-asian="28pt" style:font-style-asian="normal" style:font-weight-asian="bold" style:font-size-complex="2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style:font-name="Liberation Sans" fo:font-size="15pt" fo:font-style="italic" fo:font-weight="bold" officeooo:rsid="000eba98" officeooo:paragraph-rsid="000eba98" style:font-size-asian="13.1000003814697pt" style:font-style-asian="italic" style:font-weight-asian="bold" style:font-size-complex="15pt" style:font-style-complex="italic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33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0eba9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100e8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12054e" officeooo:paragraph-rsid="0012054e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color="#333333" style:font-name="Liberation Sans" fo:font-size="14pt" fo:font-style="normal" fo:font-weight="normal" officeooo:rsid="001762eb" officeooo:paragraph-rsid="001762eb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0eba98" officeooo:paragraph-rsid="000eba98" style:font-size-asian="18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2054e" officeooo:paragraph-rsid="0012054e" style:font-size-asian="15.75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762eb" officeooo:paragraph-rsid="001762eb" style:font-size-asian="15.75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12054e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192c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.25pt" style:font-weight-asian="bold" style:font-weight-complex="bold"/>
    </style:style>
    <style:style style:name="T3" style:family="text">
      <style:text-properties fo:color="#333333" style:font-name="Liberation Sans" fo:font-size="14pt" fo:font-style="normal" fo:font-weight="normal" officeooo:rsid="0017b4e0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333333" style:font-name="Liberation Sans" fo:font-size="14pt" fo:font-style="normal" fo:font-weight="normal" officeooo:rsid="00192cd7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size-asian="12.25pt"/>
    </style:style>
    <style:style style:name="T6" style:family="text">
      <style:text-properties officeooo:rsid="00100e87" style:font-size-asian="12.25pt"/>
    </style:style>
    <style:style style:name="T7" style:family="text">
      <style:text-properties officeooo:rsid="0012054e"/>
    </style:style>
    <style:style style:name="T8" style:family="text">
      <style:text-properties officeooo:rsid="0015afe2"/>
    </style:style>
    <style:style style:name="T9" style:family="text">
      <style:text-properties officeooo:rsid="00192cd7"/>
    </style:style>
    <style:style style:name="T10" style:family="text">
      <style:text-properties fo:font-variant="normal" fo:text-transform="none" style:font-name="SFMono-Regular" fo:font-size="9pt" fo:letter-spacing="normal" fo:font-style="normal"/>
    </style:style>
    <style:style style:name="T11" style:family="text">
      <style:text-properties fo:font-variant="normal" fo:text-transform="none" style:font-name="SFMono-Regular" fo:font-size="9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atemágica</text:p>
      <text:p text:style-name="P5">Release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Release 1.0.0 – Novembro 21, 2017</text:p>
      <text:p text:style-name="P24">21 de Novembro de 2017, 23:50</text:p>
      <text:p text:style-name="P13"/>
      <text:p text:style-name="P21">Lançamento</text:p>
      <text:p text:style-name="P14">Versão estável e funcionando!</text:p>
      <text:p text:style-name="P15"><text:span text:style-name="T1">Matemágica</text:span> orgulhosamente entrega a sua primeira versão utilizável com sua base fundamentada e desenvolvida. </text:p>
      <text:p text:style-name="P15"><text:span text:style-name="T5">O </text:span><text:span text:style-name="T2">Matemágica</text:span><text:span text:style-name="T5">, atualmente, oferece aos </text:span><text:span text:style-name="T6">educadores</text:span><text:span text:style-name="T5">, alunos, donos de escolas um ambiente educacional eficaz e diferenciado, onde os nossos pequenos futuros aprendem enquanto se divertem! Aprendendo </text:span><text:span text:style-name="T6">de verdade e </text:span><text:span text:style-name="T5">melhor </text:span><text:span text:style-name="T6">os conceitos matemágicos. Ao invés de decorarem, com o Matemágica, nenhum conhecimento irá ser esquecido.</text:span></text:p>
      <text:p text:style-name="P14"/>
      <text:p text:style-name="P21">Funcionalidades</text:p>
      <text:p text:style-name="P16">Contando, atualmente, para os <text:span text:style-name="T1">Alunos:</text:span></text:p>
      <text:list xml:id="list3706493221352193422" text:style-name="L1">
        <text:list-item>
          <text:p text:style-name="P17">Possibilidade de aprender todas as operações matemáticas básicas em um ambiente único e interativo!</text:p>
        </text:list-item>
        <text:list-item>
          <text:p text:style-name="P17">A opção de praticar tudo que aprendeu! Através de um ágil jogo de perguntas e respostas que utiliza qualquer uma das operações vistas e que incentiva a melhora contínua através de um sistema diferenciado de pontos que são obtidos a cada resposta correta.</text:p>
        </text:list-item>
        <text:list-item>
          <text:p text:style-name="P17">Um Ranking de pontuações, aonde os seus pontos serão colocados a prova junto ao de seus colegas, separados por operações, ajudando assim a todos a continuarem aprendendo para conseguir alcançar níveis superiores!</text:p>
        </text:list-item>
      </text:list>
      <text:p text:style-name="P16">Para nossos <text:span text:style-name="T1">Educadores</text:span>, temos:</text:p>
      <text:list xml:id="list6665612688179209042" text:style-name="L2">
        <text:list-item>
          <text:p text:style-name="P18">Sistema integrado dos tempos de resposta de cada questão, a partir da dificuldade utilizada! Podendo configurar o sistema da maneira que desejar.</text:p>
        </text:list-item>
        <text:list-item>
          <text:p text:style-name="P18">Um gerador eficaz de relatório de todos os rankings. Capaz de juntar, num único documento, todas as pontuações existentes! Sendo de grande utilidade para o educador conseguir cuidar de sua turma, incentivando a melhora de todos!</text:p>
        </text:list-item>
      </text:list>
      <text:p text:style-name="P16"/>
      <text:p text:style-name="P22">Expectativas</text:p>
      <text:p text:style-name="P19">Com o lançamento do Matemágica, estamos buscando cada vez mais a melhoria do sistema e todo o tipo de feedback é muito bem vindo! Continuaremos no desenvolvimento do Matemágica em busca de um sistema cada vez mais eficiente e que ajude ainda mais os nossos educadores e alunos!</text:p>
      <text:p text:style-name="P10"/>
      <text:p text:style-name="P9"><text:soft-page-break/>Release 1.<text:span text:style-name="T7">1</text:span>.0 – Novembro 2<text:span text:style-name="T7">7</text:span>, 2017</text:p>
      <text:p text:style-name="P25">2<text:span text:style-name="T7">7</text:span> de Novembro de 2017, 2<text:span text:style-name="T7">1</text:span>:<text:span text:style-name="T7">00</text:span></text:p>
      <text:p text:style-name="P9"/>
      <text:p text:style-name="P23">Correções</text:p>
      <text:list xml:id="list9205993974527879702" text:style-name="L3">
        <text:list-item>
          <text:p text:style-name="P11">Corrigido <text:span text:style-name="T8">bug</text:span> <text:span text:style-name="T8">em que salvar arquivos W</text:span>indows <text:span text:style-name="T8">causava exceções de sistema.</text:span></text:p>
        </text:list-item>
      </text:list>
      <text:p text:style-name="P12"/>
      <text:p text:style-name="P23">Melhorias</text:p>
      <text:list xml:id="list1237406233992492554" text:style-name="L4">
        <text:list-item>
          <text:p text:style-name="P20">Inserção de mais exemplos da operação de adição.</text:p>
        </text:list-item>
        <text:list-item>
          <text:p text:style-name="P26"><text:span text:style-name="T3">Adicionado Range Check </text:span><text:span text:style-name="T4">no</text:span><text:span text:style-name="T3"> Arrays de Ranking. </text:span></text:p>
          <text:list>
            <text:list-item>
              <text:p text:style-name="P3"><text:span text:style-name="T10">public String getRankingCsv()</text:span></text:p>
            </text:list-item>
          </text:list>
        </text:list-item>
      </text:list>
      <text:p text:style-name="P4"><text:span text:style-name="T10"/></text:p>
      <text:p text:style-name="P4"><text:span text:style-name="T10"/></text:p>
      <text:p text:style-name="P23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yala" svg:font-family="Nyala" style:font-pitch="variable"/>
    <style:font-face style:name="Andalus" svg:font-family="Andalu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Euphemia" svg:font-family="Euphem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rinda" svg:font-family="Vrind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9:50:58.161000000</meta:creation-date>
    <dc:date>2017-11-28T00:11:13.630000000</dc:date>
    <meta:editing-duration>PT7M13S</meta:editing-duration>
    <meta:editing-cycles>1</meta:editing-cycles>
    <meta:document-statistic meta:table-count="0" meta:image-count="0" meta:object-count="0" meta:page-count="3" meta:paragraph-count="26" meta:word-count="335" meta:character-count="2152" meta:non-whitespace-character-count="1848"/>
    <meta:generator>LibreOffice/5.2.6.2$Windows_x86 LibreOffice_project/a3100ed2409ebf1c212f5048fbe377c281438fdc</meta:generator>
  </office:meta>
</office:document-meta>
</file>